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54.8499984741211pt" style:font-size-asian="48pt" style:font-size-complex="54.8499984741211pt"/>
    </style:style>
    <style:style style:name="P3" style:family="paragraph" style:parent-style-name="Standard">
      <style:paragraph-properties fo:text-align="center" style:justify-single-word="false"/>
      <style:text-properties fo:font-size="54.8499984741211pt" officeooo:paragraph-rsid="0014bd7b" style:font-size-asian="48pt" style:language-asian="ko" style:country-asian="KR" style:font-size-complex="54.8499984741211pt"/>
    </style:style>
    <style:style style:name="P4" style:family="paragraph" style:parent-style-name="Standard">
      <style:paragraph-properties fo:text-align="end" style:justify-single-word="false"/>
      <style:text-properties fo:font-size="18.25pt" officeooo:paragraph-rsid="0014bd7b" style:font-size-asian="16pt" style:language-asian="ko" style:country-asian="KR" style:font-size-complex="18.25pt"/>
    </style:style>
    <style:style style:name="P5" style:family="paragraph" style:parent-style-name="Standard">
      <style:paragraph-properties fo:text-align="start" style:justify-single-word="false"/>
      <style:text-properties fo:font-size="11.3999996185303pt" officeooo:paragraph-rsid="0014bd7b" style:font-size-asian="10pt" style:language-asian="ko" style:country-asian="KR" style:font-size-complex="11.3999996185303pt"/>
    </style:style>
    <style:style style:name="P6" style:family="paragraph" style:parent-style-name="Standard">
      <style:paragraph-properties fo:text-align="end" style:justify-single-word="false"/>
      <style:text-properties fo:font-size="11.3999996185303pt" officeooo:paragraph-rsid="0014bd7b" style:font-size-asian="10pt" style:language-asian="ko" style:country-asian="KR" style:font-size-complex="11.3999996185303pt"/>
    </style:style>
    <style:style style:name="P7" style:family="paragraph" style:parent-style-name="Standard">
      <style:paragraph-properties fo:text-align="center" style:justify-single-word="false"/>
      <style:text-properties fo:font-size="27.3999996185303pt" officeooo:paragraph-rsid="0014bd7b" style:font-size-asian="24pt" style:language-asian="ko" style:country-asian="KR" style:font-size-complex="27.3999996185303pt"/>
    </style:style>
    <style:style style:name="P8" style:family="paragraph" style:parent-style-name="Standard">
      <style:paragraph-properties fo:text-align="start" style:justify-single-word="false"/>
      <style:text-properties officeooo:paragraph-rsid="0014bd7b"/>
    </style:style>
    <style:style style:name="P9" style:family="paragraph" style:parent-style-name="Standard">
      <style:paragraph-properties fo:text-align="start" style:justify-single-word="false"/>
      <style:text-properties officeooo:paragraph-rsid="0015c000"/>
    </style:style>
    <style:style style:name="P10" style:family="paragraph" style:parent-style-name="Standard">
      <style:paragraph-properties fo:text-align="start" style:justify-single-word="false"/>
      <style:text-properties officeooo:paragraph-rsid="00163396"/>
    </style:style>
    <style:style style:name="T1" style:family="text">
      <style:text-properties officeooo:rsid="0014bd7b"/>
    </style:style>
    <style:style style:name="T2" style:family="text">
      <style:text-properties fo:font-size="11.3999996185303pt" officeooo:rsid="0014bd7b" style:font-size-asian="10pt" style:language-asian="ko" style:country-asian="KR" style:font-size-complex="11.3999996185303pt"/>
    </style:style>
    <style:style style:name="T3" style:family="text">
      <style:text-properties fo:font-size="11.3999996185303pt" officeooo:rsid="0015c000" style:font-size-asian="10pt" style:language-asian="ko" style:country-asian="KR" style:font-size-complex="11.3999996185303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3"><text:span text:style-name="T1">학부 연구생 보고서</text:span></text:p>
      <text:p text:style-name="P7"><text:span text:style-name="T1"/></text:p>
      <text:p text:style-name="P7"><text:span text:style-name="T1">문자 인식을 위한 효율적인 인공신경망 구성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4"><text:span text:style-name="T1">컴퓨터 비전 연구실</text:span></text:p>
      <text:p text:style-name="P4"><text:span text:style-name="T1">20115420</text:span></text:p>
      <text:p text:style-name="P4"><text:span text:style-name="T1">이민규</text:span></text:p>
      <text:p text:style-name="P4"><text:span text:style-name="T1"/></text:p>
      <text:p text:style-name="P4"><text:span text:style-name="T1"/></text:p>
      <text:p text:style-name="P6"><text:span text:style-name="T1"/></text:p>
      <text:p text:style-name="P5"><text:soft-page-break/><text:span text:style-name="T1">1. 개요</text:span></text:p>
      <text:p text:style-name="P5"><text:span text:style-name="T1"/></text:p>
      <text:p text:style-name="P10"><text:span text:style-name="T2"><text:s/>신경망 모델은 최근 여러 분야들에 널리 이용되기 시작했다. 컴퓨터의 발달과 더불어 인간과 같이 계산하고 판단하며 인식할 수 있는 컴퓨터를 통한 인공지능의 구현을 위해 많은 노력을 하고 있으며 최근데는 패턴인식, 의사결정등에서 컴퓨터보다 우수한 인간의 두뇌를 모방한 신경망에 대한 연구가 가속되고 있다. 시각적 패턴인식 면에서 신경망은 기존의 슈퍼컴퓨터보다 더 빠르고 정학하다. 이것에 착안하여 신경망을 모방한 것이 인공신경망이다. 인공신경망은 현재 많은 학습법과 모델들이 제시되었으며 패턴인식에서는 역전파 학습법을 사용한 다층 퍼셉트론이 많이 사용된다. </text:span></text:p>
      <text:p text:style-name="P8"><text:span text:style-name="T2"/></text:p>
      <text:p text:style-name="P9"><text:span text:style-name="T3">2. 다층 퍼셉트론</text:span></text:p>
      <text:p text:style-name="P9"><text:span text:style-name="T3"><text:s/></text:span><text:span text:style-name="T2">다층 퍼셉트론은 하나의 single-adjustable layer으로 구성된 모델들은 선형분리가 불가능한 경우에는 문제 해결이 불가능하다는 한계점들 때문에 입력층, 출력층 그리고 한개 또는 그 이상의 은닉층을 쓰는 1980년대 중반에 제안된 모델이다.</text:span></text:p>
      <text:p text:style-name="P9"><text:span text:style-name="T2"><draw:frame draw:style-name="fr1" draw:name="그림1" text:anchor-type="as-char" svg:width="5.53cm" svg:height="5.419cm" draw:z-index="0"><draw:image xlink:href="http://cfs13.tistory.com/image/31/tistory/2009/01/09/15/00/4966e7fad6284" xlink:type="simple" xlink:show="embed" xlink:actuate="onLoad"/></draw:frame></text:span><text:span text:style-name="T2"> </text:span><text:span text:style-name="T2">선형분리 가능</text:span><text:span text:style-name="T2"><draw:frame draw:style-name="fr2" draw:name="그림2" text:anchor-type="as-char" svg:width="5.768cm" svg:height="5.394cm" draw:z-index="1"><draw:image xlink:href="http://cfs13.tistory.com/image/33/tistory/2009/01/09/15/14/4966eb4f4fa20" xlink:type="simple" xlink:show="embed" xlink:actuate="onLoad"/></draw:frame></text:span><text:span text:style-name="T2"> 선형분리 불가능</text:span></text:p>
      <text:p text:style-name="P9"><text:span text:style-name="T2"/></text:p>
      <text:p text:style-name="P9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0.5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바탕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5T13:51:16.06</meta:creation-date>
    <dc:date>2012-12-25T22:15:04.06</dc:date>
    <meta:editing-duration>PT8H6M56S</meta:editing-duration>
    <meta:editing-cycles>3</meta:editing-cycles>
    <meta:generator>LibreOffice/3.6$Windows_x86 LibreOffice_project/932b512-69e3009-7a10e5c-fc86223-a55908</meta:generator>
    <meta:document-statistic meta:table-count="0" meta:image-count="2" meta:object-count="0" meta:page-count="2" meta:paragraph-count="10" meta:word-count="392" meta:character-count="540" meta:non-whitespace-character-count="424"/>
  </office:meta>
</office:document-meta>
</file>